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ableWidget.get( String id , Scriptable sta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riptableWidget.jsFunction_getPar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Widget.jsSet_value( Object value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23">
            <text:p text:style-name="Table_20_Contents">123</text:p>
          </table:table-cell>
        </table:table-row>
        <table:table-row>
          <table:table-cell office:value-type="string">
            <text:p text:style-name="Table_20_Contents">ScriptableWidget.jsFunction_setValidationError( String message , Object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riptableWidget.jsFunction_getSubmit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equals( Object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Widget.jsSet_length( int l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riptableWidget.get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Widget.jsFunction_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getRow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FormHandler.handleEvent( WidgetEvent widget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riptableWidget.notifyValidationErrorListener( ScriptableWidget widget , ValidationError err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riptableWidget.handleEvent( WidgetEvent 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riptableWidget.has( String id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ableWidget.jsFunction_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wrap( Widget 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riptableWidget.deleteWrapper( Widget 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riptableWidget.jsFunction_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deleteRow( Repeater repeater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Widget.jsFunction_setSelectionList( Object arg , Object valuePathArg , Object labelPathAr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riptableWidget.addWidgetIds( Object [ ] res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riptableWidget.jsFunction_getWidget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ableWidget.jsFunction_get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removeRow( Object obj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criptableWidget.jsFunction_add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riptableWidget.has( int index , Scriptable st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riptableWidget.unwrap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riptableWidget.get( int index , Scriptable star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riptableWidget.jsFunction_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getFullyQualifi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Get_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riptableWidget.notifyAdd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ableWidget.jsGet_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getAll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riptableWidge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jsFunction_un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ScriptableWidget( Object wid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riptableWidget.jsFunction_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ableWidget.ScriptableWid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criptableWidget.delete( int inde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criptableWidget.notifyRemove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criptableWidget.jsFunction_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